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cf23"/>
    </style:style>
    <style:style style:name="P2" style:family="paragraph" style:parent-style-name="Standard">
      <style:text-properties officeooo:rsid="0018cf23" officeooo:paragraph-rsid="0018cf23"/>
    </style:style>
    <style:style style:name="T1" style:family="text">
      <style:text-properties style:font-name="serif" fo:font-size="18pt"/>
    </style:style>
    <style:style style:name="T2" style:family="text">
      <style:text-properties style:font-name="serif" fo:font-size="18pt" officeooo:rsid="0018cf23"/>
    </style:style>
    <style:style style:name="T3" style:family="text">
      <style:text-properties style:font-name="serif" fo:font-size="18pt" fo:font-weight="normal" style:font-weight-asian="normal" style:font-weight-complex="normal"/>
    </style:style>
    <style:style style:name="T4" style:family="text">
      <style:text-properties officeooo:rsid="0018cf23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iven: R = (ABCDEFGH </text:span><text:span text:style-name="T2">| {</text:span></text:p>
      <text:p text:style-name="P1"><text:span text:style-name="T2">ABH -&gt;</text:span><text:span text:style-name="T4"> </text:span><text:span text:style-name="T1">C;</text:span></text:p>
      <text:p text:style-name="P1"><text:span text:style-name="T2">A -&gt; DE;</text:span><text:span text:style-name="T1"> </text:span></text:p>
      <text:p text:style-name="P1"><text:span text:style-name="T1">BGH -</text:span><text:span text:style-name="T2">&gt; </text:span><text:span text:style-name="T1">F; </text:span></text:p>
      <text:p text:style-name="P1"><text:span text:style-name="T1">F -</text:span><text:span text:style-name="T2">&gt; </text:span><text:span text:style-name="T1">ADH; </text:span></text:p>
      <text:p text:style-name="P1"><text:span text:style-name="T1">BH </text:span><text:span text:style-name="T2">-&gt; </text:span><text:span text:style-name="T1">GE}</text:span></text:p>
      <text:p text:style-name="P1"><text:span text:style-name="T1"/></text:p>
      <text:p text:style-name="P2"><text:span text:style-name="T1">ABH = ABHCDEGF</text:span></text:p>
      <text:p text:style-name="P2"><text:span text:style-name="T1">A = ADE</text:span></text:p>
      <text:p text:style-name="P2"><text:span text:style-name="T1">BGH = BGHFADGE</text:span></text:p>
      <text:p text:style-name="P2"><text:span text:style-name="T1">F = FADHE</text:span></text:p>
      <text:p text:style-name="P2"><text:span text:style-name="T1">BH = BHGEFADC</text:span></text:p>
      <text:p text:style-name="P2"><text:span text:style-name="T1"/></text:p>
      <text:p text:style-name="P2"><text:span text:style-name="T1">R1 = (ADE | A -&gt; DE)</text:span></text:p>
      <text:p text:style-name="P2"><text:span text:style-name="T1">R2 = (ABCFGH | {</text:span></text:p>
      <text:p text:style-name="P1"><text:span text:style-name="T2">ABH -&gt;</text:span><text:span text:style-name="T4"> </text:span><text:span text:style-name="T1">C;</text:span></text:p>
      <text:p text:style-name="P1"><text:span text:style-name="T1">BGH -</text:span><text:span text:style-name="T2">&gt; </text:span><text:span text:style-name="T1">F; </text:span></text:p>
      <text:p text:style-name="P1"><text:span text:style-name="T1">F -</text:span><text:span text:style-name="T2">&gt; </text:span><text:span text:style-name="T1">AH; </text:span></text:p>
      <text:p text:style-name="P2"><text:span text:style-name="T3">BH -&gt; G}</text:span></text:p>
      <text:p text:style-name="P2"><text:span text:style-name="T3"/></text:p>
      <text:p text:style-name="P2"><text:span text:style-name="T3">R1 = (ADE | A -&gt; DE)</text:span></text:p>
      <text:p text:style-name="P2"><text:span text:style-name="T3">R21 = (FAH | F -&gt; AH)</text:span></text:p>
      <text:p text:style-name="P2"><text:span text:style-name="T3">R22 = (BCFG | B -&gt; C; BG -&gt; F; B -&gt; 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2:32:02.709559121</meta:creation-date>
    <dc:date>2018-03-28T22:56:26.701423108</dc:date>
    <meta:editing-duration>PT14M13S</meta:editing-duration>
    <meta:editing-cycles>1</meta:editing-cycles>
    <meta:document-statistic meta:table-count="0" meta:image-count="0" meta:object-count="0" meta:page-count="1" meta:paragraph-count="20" meta:word-count="87" meta:character-count="279" meta:non-whitespace-character-count="207"/>
    <meta:generator>LibreOffice/5.1.6.2$Linux_X86_64 LibreOffice_project/10m0$Build-2</meta:generator>
  </office:meta>
</office:document-meta>
</file>